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9cm" style:rel-width="90%" fo:margin-left="1.05cm" fo:margin-top="0cm" fo:margin-bottom="0cm" table:align="left"/>
    </style:style>
    <style:style style:name="Tabla4.A" style:family="table-column">
      <style:table-column-properties style:column-width="9.072cm" style:rel-column-width="5143*"/>
    </style:style>
    <style:style style:name="Tabla4.B" style:family="table-column">
      <style:table-column-properties style:column-width="1.325cm" style:rel-column-width="751*"/>
    </style:style>
    <style:style style:name="Tabla4.C" style:family="table-column">
      <style:table-column-properties style:column-width="1.7cm" style:rel-column-width="964*"/>
    </style:style>
    <style:style style:name="Tabla4.D" style:family="table-column">
      <style:table-column-properties style:column-width="1.323cm" style:rel-column-width="750*"/>
    </style:style>
    <style:style style:name="Tabla4.F" style:family="table-column">
      <style:table-column-properties style:column-width="1.891cm" style:rel-column-width="1072*"/>
    </style:style>
    <style:style style:name="Tabla4.G" style:family="table-column">
      <style:table-column-properties style:column-width="1.889cm" style:rel-column-width="1071*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.101cm" fo:border="none"/>
    </style:style>
    <style:style style:name="Tabla4.2" style:family="table-row">
      <style:table-row-properties style:min-row-height="0.499cm" fo:keep-together="always"/>
    </style:style>
    <style:style style:name="Tabla4.A2" style:family="table-cell">
      <style:table-cell-properties style:vertical-align="middle" fo:padding="0.101cm" fo:border-left="none" fo:border-right="none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officeooo:paragraph-rsid="006432c5"/>
    </style:style>
    <style:style style:name="P3" style:family="paragraph" style:parent-style-name="Standard" style:master-page-name="">
      <style:paragraph-properties style:page-number="auto" fo:break-before="auto" fo:break-after="auto"/>
      <style:text-properties officeooo:rsid="00ad7c61" officeooo:paragraph-rsid="006432c5"/>
    </style:style>
    <style:style style:name="P4" style:family="paragraph" style:parent-style-name="Table_20_Contents">
      <loext:graphic-properties draw:fill="none"/>
      <style:paragraph-properties fo:margin-left="0.199cm" fo:margin-right="0cm" fo:margin-top="0cm" fo:margin-bottom="0cm" style:contextual-spacing="false" fo:line-height="100%" fo:text-align="end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abab93" loext:opacity="100%" style:text-position="0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5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fo:font-size="8pt" fo:font-weight="normal" officeooo:paragraph-rsid="00ae923b" style:font-size-asian="8pt" style:font-weight-asian="normal" style:font-size-complex="8pt" style:font-weight-complex="normal"/>
    </style:style>
    <style:style style:name="P7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Frame_20_contents">
      <style:paragraph-properties fo:text-align="start" style:justify-single-word="false"/>
      <style:text-properties officeooo:rsid="0173c0e7" officeooo:paragraph-rsid="0173c0e7"/>
    </style:style>
    <style:style style:name="P11" style:family="paragraph" style:parent-style-name="Frame_20_contents">
      <style:paragraph-properties fo:text-align="justify" style:justify-single-word="false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officeooo:paragraph-rsid="00af464d" style:font-size-asian="8pt" style:font-name-complex="Myriad Pro" style:font-size-complex="8p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font-name="Lucida Sans" fo:font-size="8pt" fo:letter-spacing="-0.007cm" officeooo:paragraph-rsid="00b0dcb4" style:font-size-asian="8pt" style:font-name-complex="Lucida Sans" style:font-size-complex="8p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8pt" fo:letter-spacing="-0.009cm" officeooo:paragraph-rsid="012fbea5" style:font-size-asian="8pt" style:font-name-complex="Lucida Sans" style:font-size-complex="8pt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8pt" fo:letter-spacing="-0.009cm" officeooo:paragraph-rsid="0183f250" style:font-size-asian="8pt" style:font-name-complex="Lucida Sans" style:font-size-complex="8pt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2pt" fo:letter-spacing="-0.012cm" fo:font-style="normal" style:text-underline-style="none" fo:font-weight="bold" officeooo:rsid="0015e59f" officeooo:paragraph-rsid="012fbea5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2pt" fo:letter-spacing="-0.012cm" fo:font-weight="bold" officeooo:paragraph-rsid="01211ac7" style:font-size-asian="1.75pt" style:font-weight-asian="bold" style:font-name-complex="Lucida Sans" style:font-size-complex="2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2pt" fo:font-weight="bold" officeooo:paragraph-rsid="019a7f36" style:font-size-asian="1.75pt" style:font-weight-asian="bold" style:font-name-complex="Lucida Sans" style:font-size-complex="2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weight="normal" officeooo:rsid="005460a5" officeooo:paragraph-rsid="01d51c6c" fo:background-color="transparent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weight="normal" officeooo:rsid="005460a5" officeooo:paragraph-rsid="0160e5b7" fo:background-color="transparent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weight="normal" officeooo:rsid="005460a5" officeooo:paragraph-rsid="01deece9" fo:background-color="transparent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style="normal" fo:font-weight="bold" officeooo:rsid="001c3d3e" officeooo:paragraph-rsid="0160e5b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font-size="6pt" officeooo:paragraph-rsid="00af464d" style:font-size-asian="6pt" style:font-size-complex="6pt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2pt" officeooo:paragraph-rsid="01211ac7" style:font-size-asian="1.75pt" style:font-size-complex="2pt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af464d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f8bf5d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font-style="normal" officeooo:paragraph-rsid="00f8bf5d" style:font-style-asian="normal" style:font-style-complex="normal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use-window-font-color="true" loext:opacity="0%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9a7f36" style:font-size-asian="8pt" style:font-size-complex="8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fo:font-size="8pt" officeooo:paragraph-rsid="00fc78b8" style:font-size-asian="8pt" style:font-size-complex="8p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font-size="8pt" style:font-size-asian="8pt" style:font-size-complex="8p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officeooo:paragraph-rsid="00f8bf5d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8pt" fo:letter-spacing="-0.007cm" officeooo:paragraph-rsid="0058dba3" style:font-size-asian="8pt" style:font-name-complex="Lucida Sans" style:font-size-complex="8p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8pt" fo:letter-spacing="-0.007cm" officeooo:paragraph-rsid="00b0dcb4" style:font-size-asian="8pt" style:font-name-complex="Lucida Sans" style:font-size-complex="8pt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8pt" fo:letter-spacing="-0.007cm" officeooo:paragraph-rsid="00bb9c5e" style:font-size-asian="8pt" style:font-name-complex="Lucida Sans" style:font-size-complex="8pt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font-weight="bold" officeooo:paragraph-rsid="005460a5" style:font-size-asian="8pt" style:font-weight-asian="bold" style:font-name-complex="Lucida Sans" style:font-size-complex="8pt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font-weight="bold" officeooo:paragraph-rsid="00a84e84" style:font-size-asian="8pt" style:font-weight-asian="bold" style:font-name-complex="Lucida Sans" style:font-size-complex="8pt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07cm" fo:font-style="normal" fo:font-weight="bold" officeooo:rsid="001c3d3e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6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background-color="transparent"/>
      <style:text-properties style:font-name="Lucida Sans" fo:font-size="8pt" officeooo:paragraph-rsid="005460a5" style:font-size-asian="8pt" style:font-size-complex="8pt"/>
    </style:style>
    <style:style style:name="P57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fo:letter-spacing="-0.007cm" fo:font-style="normal" fo:font-weight="bold" officeooo:rsid="001d70c8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8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/>
      <style:text-properties fo:font-size="8pt" style:font-size-asian="8pt" style:font-size-complex="8pt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reak-before="auto" fo:break-after="auto" style:text-autospace="none"/>
      <style:text-properties fo:color="#221f1f" loext:opacity="100%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60" style:family="paragraph" style:parent-style-name="Table_20_Contents">
      <loext:graphic-properties draw:fill="none"/>
      <style:paragraph-properties fo:margin-left="0cm" fo:margin-right="0cm" fo:line-height="100%" fo:text-indent="0cm" style:auto-text-indent="false" fo:background-color="transparent"/>
      <style:text-properties fo:font-size="8pt" style:font-size-asian="8pt" style:font-size-complex="8pt"/>
    </style:style>
    <style:style style:name="P61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8pt" fo:font-weight="bold" officeooo:paragraph-rsid="004897b1" style:font-size-asian="8pt" style:font-weight-asian="bold" style:font-name-complex="Lucida Sans" style:font-size-complex="8pt" style:font-weight-complex="bold"/>
    </style:style>
    <style:style style:name="P62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fo:font-style="normal" officeooo:paragraph-rsid="0058e57f" style:font-size-asian="8pt" style:font-style-asian="normal" style:font-name-complex="Lucida Sans" style:font-size-complex="8pt" style:font-style-complex="normal"/>
    </style:style>
    <style:style style:name="P63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P64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style:font-size-asian="8pt" style:font-name-complex="Lucida Sans" style:font-size-complex="8pt"/>
    </style:style>
    <style:style style:name="P65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font-size="8pt" officeooo:paragraph-rsid="000c938e" style:font-size-asian="8pt" style:font-size-complex="8pt"/>
    </style:style>
    <style:style style:name="P66" style:family="paragraph" style:parent-style-name="Table_20_Contents">
      <style:paragraph-properties fo:text-align="center" style:justify-single-word="false"/>
      <style:text-properties fo:color="#221f1f" loext:opacity="100%" style:font-name="Lucida Sans" fo:font-size="8pt" fo:letter-spacing="-0.007cm" fo:font-style="normal" fo:font-weight="bold" officeooo:rsid="00187c5c" officeooo:paragraph-rsid="00187c5c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Lucida Sans" fo:font-size="8pt" fo:font-weight="bold" officeooo:paragraph-rsid="0058dba3" style:font-size-asian="8pt" style:font-weight-asian="bold" style:font-size-complex="8pt" style:font-weight-complex="bold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size="20pt" fo:font-weight="bold" style:font-size-asian="20pt" style:font-weight-asian="bold" style:font-size-complex="20pt" style:font-weight-complex="bold" style:text-scale="101%"/>
    </style:style>
    <style:style style:name="T4" style:family="text">
      <style:text-properties fo:color="#221f1f" loext:opacity="100%" style:font-name="Lucida Sans" fo:font-weight="normal" officeooo:rsid="00247d45" style:font-weight-asian="normal" style:font-name-complex="Lucida Sans" style:font-weight-complex="normal" style:text-scale="101%"/>
    </style:style>
    <style:style style:name="T5" style:family="text">
      <style:text-properties fo:color="#221f1f" loext:opacity="100%" style:font-name="Lucida Sans" fo:font-weight="normal" officeooo:rsid="01a9add8" style:font-weight-asian="normal" style:font-name-complex="Lucida Sans" style:font-weight-complex="normal" style:text-scale="101%"/>
    </style:style>
    <style:style style:name="T6" style:family="text">
      <style:text-properties fo:color="#221f1f" loext:opacity="100%" style:font-name="Lucida Sans" fo:font-weight="normal" officeooo:rsid="00501cee" style:font-weight-asian="normal" style:font-name-complex="Lucida Sans" style:font-weight-complex="normal" style:text-scale="101%"/>
    </style:style>
    <style:style style:name="T7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loext:opacity="100%" style:font-name="Lucida Sans" fo:letter-spacing="-0.007cm" fo:font-style="normal" officeooo:rsid="0015e59f" style:font-style-asian="normal" style:font-name-complex="Lucida Sans" style:font-style-complex="normal"/>
    </style:style>
    <style:style style:name="T9" style:family="text">
      <style:text-properties fo:color="#221f1f" loext:opacity="100%" style:font-name="Lucida Sans" fo:letter-spacing="-0.007cm" fo:font-style="normal" style:text-underline-style="none" fo:font-weight="normal" officeooo:rsid="00123b43" style:font-style-asian="normal" style:font-weight-asian="normal" style:font-name-complex="Lucida Sans" style:font-style-complex="normal" style:font-weight-complex="normal"/>
    </style:style>
    <style:style style:name="T10" style:family="text">
      <style:text-properties fo:color="#221f1f" loext:opacity="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color="#221f1f" loext:opacity="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12" style:family="text">
      <style:text-properties fo:color="#221f1f" loext:opacity="100%" style:font-name="Lucida Sans" fo:letter-spacing="-0.007cm" style:font-name-complex="Lucida Sans"/>
    </style:style>
    <style:style style:name="T13" style:family="text">
      <style:text-properties fo:color="#221f1f" loext:opacity="100%" style:font-name="Lucida Sans" style:font-name-complex="Lucida Sans"/>
    </style:style>
    <style:style style:name="T14" style:family="text">
      <style:text-properties fo:color="#221f1f" loext:opacity="100%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15" style:family="text">
      <style:text-properties fo:color="#221f1f" loext:opacity="100%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6" style:family="text">
      <style:text-properties fo:color="#221f1f" loext:opacity="100%" style:font-name="Lucida Sans" fo:letter-spacing="-0.012cm" fo:font-style="normal" fo:font-weight="normal" officeooo:rsid="0015e59f" style:font-style-asian="normal" style:font-weight-asian="normal" style:font-name-complex="Lucida Sans" style:font-style-complex="normal" style:font-weight-complex="normal"/>
    </style:style>
    <style:style style:name="T17" style:family="text">
      <style:text-properties fo:color="#221f1f" loext:opacity="100%" style:font-name="Lucida Sans" fo:letter-spacing="-0.012cm" fo:font-style="normal" fo:font-weight="bold" officeooo:rsid="0015e59f" style:font-style-asian="normal" style:font-weight-asian="bold" style:font-name-complex="Lucida Sans" style:font-style-complex="normal" style:font-weight-complex="bold"/>
    </style:style>
    <style:style style:name="T18" style:family="text">
      <style:text-properties fo:color="#221f1f" loext:opacity="100%" style:font-name="Lucida Sans" fo:letter-spacing="-0.012cm" fo:font-weight="bold" style:font-weight-asian="bold" style:font-name-complex="Lucida Sans" style:font-weight-complex="bold"/>
    </style:style>
    <style:style style:name="T19" style:family="text">
      <style:text-properties fo:color="#221f1f" loext:opacity="100%" style:font-name="Lucida Sans" fo:letter-spacing="-0.012cm" style:font-name-complex="Lucida Sans"/>
    </style:style>
    <style:style style:name="T20" style:family="text">
      <style:text-properties fo:color="#221f1f" loext:opacity="100%" style:font-name="Lucida Sans" fo:font-weight="bold" style:font-weight-asian="bold" style:font-name-complex="Lucida Sans" style:font-weight-complex="bold"/>
    </style:style>
    <style:style style:name="T21" style:family="text">
      <style:text-properties fo:color="#221f1f" loext:opacity="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22" style:family="text">
      <style:text-properties fo:color="#221f1f" loext:opacity="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23" style:family="text">
      <style:text-properties fo:color="#221f1f" loext:opacity="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loext:opacity="100%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loext:opacity="100%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loext:opacity="100%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loext:opacity="100%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loext:opacity="100%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loext:opacity="100%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loext:opacity="100%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loext:opacity="100%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5" style:family="text">
      <style:text-properties fo:color="#221f1f" loext:opacity="100%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6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T37" style:family="text">
      <style:text-properties fo:color="#221f1f" loext:opacity="100%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loext:opacity="100%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loext:opacity="100%" fo:letter-spacing="-0.007cm" fo:font-style="normal" officeooo:rsid="00187c5c" style:font-style-asian="normal" style:font-name-complex="Lucida Sans" style:font-style-complex="normal"/>
    </style:style>
    <style:style style:name="T40" style:family="text">
      <style:text-properties fo:color="#221f1f" loext:opacity="100%" fo:letter-spacing="-0.007cm" fo:font-style="normal" officeooo:rsid="001c3d3e" style:font-style-asian="normal" style:font-style-complex="normal"/>
    </style:style>
    <style:style style:name="T41" style:family="text">
      <style:text-properties fo:letter-spacing="-0.007cm"/>
    </style:style>
    <style:style style:name="T42" style:family="text">
      <style:text-properties fo:letter-spacing="-0.007cm" fo:font-style="normal" style:font-style-asian="normal" style:font-style-complex="normal"/>
    </style:style>
    <style:style style:name="T43" style:family="text">
      <style:text-properties fo:letter-spacing="-0.007cm" fo:font-style="normal" officeooo:rsid="000f4c70" style:font-style-asian="normal" style:font-style-complex="normal"/>
    </style:style>
    <style:style style:name="T44" style:family="text">
      <style:text-properties fo:letter-spacing="-0.007cm" fo:font-style="normal" officeooo:rsid="00123b43" style:font-style-asian="normal" style:font-style-complex="normal"/>
    </style:style>
    <style:style style:name="T45" style:family="text">
      <style:text-properties fo:letter-spacing="-0.007cm" fo:font-style="normal" officeooo:rsid="001c3d3e" style:font-style-asian="normal" style:font-style-complex="normal"/>
    </style:style>
    <style:style style:name="T46" style:family="text">
      <style:text-properties fo:letter-spacing="-0.007cm" fo:font-style="normal" style:text-underline-style="none" fo:font-weight="normal" officeooo:rsid="00161b0b" style:font-style-asian="normal" style:font-weight-asian="normal" style:font-style-complex="normal" style:font-weight-complex="normal"/>
    </style:style>
    <style:style style:name="T47" style:family="text">
      <style:text-properties fo:letter-spacing="-0.007cm" officeooo:rsid="003bb9d8"/>
    </style:style>
    <style:style style:name="T48" style:family="text">
      <style:text-properties fo:letter-spacing="-0.007cm" fo:font-style="italic" style:font-style-asian="italic" style:font-style-complex="italic"/>
    </style:style>
    <style:style style:name="T49" style:family="text">
      <style:text-properties fo:font-size="16pt" style:font-size-asian="16pt" style:font-size-complex="16pt"/>
    </style:style>
    <style:style style:name="T5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2" style:family="text">
      <style:text-properties style:text-position="-5% 100%" fo:font-weight="normal" officeooo:rsid="008f8dcf" style:font-weight-asian="normal" style:font-weight-complex="normal"/>
    </style:style>
    <style:style style:name="T53" style:family="text">
      <style:text-properties style:text-position="-5% 100%" fo:font-weight="bold" officeooo:rsid="008f8dcf" style:font-weight-asian="bold" style:font-weight-complex="bold"/>
    </style:style>
    <style:style style:name="T54" style:family="text">
      <style:text-properties style:text-position="0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6% 100%" fo:font-style="normal" style:font-style-asian="normal" style:font-style-complex="normal"/>
    </style:style>
    <style:style style:name="T56" style:family="text">
      <style:text-properties fo:color="#000000" loext:opacity="100%" fo:letter-spacing="0.004cm" fo:font-style="normal" style:font-style-asian="normal" style:font-style-complex="normal"/>
    </style:style>
    <style:style style:name="T57" style:family="text">
      <style:text-properties fo:color="#000000" loext:opacity="100%" fo:letter-spacing="-0.007cm" fo:font-style="normal" style:font-style-asian="normal" style:font-style-complex="normal"/>
    </style:style>
    <style:style style:name="T58" style:family="text">
      <style:text-properties fo:color="#000000" loext:opacity="100%" fo:letter-spacing="-0.007cm" fo:font-style="normal" officeooo:rsid="00105b3d" style:font-style-asian="normal" style:font-style-complex="normal"/>
    </style:style>
    <style:style style:name="T59" style:family="text">
      <style:text-properties fo:color="#000000" loext:opacity="100%" style:text-position="-5% 100%" fo:letter-spacing="-0.007cm" fo:font-style="normal" officeooo:rsid="00105b3d" style:font-style-asian="normal" style:font-style-complex="normal"/>
    </style:style>
    <style:style style:name="T60" style:family="text">
      <style:text-properties fo:color="#000000" loext:opacity="100%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1" style:family="text">
      <style:text-properties fo:color="#000000" loext:opacity="100%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2" style:family="text">
      <style:text-properties fo:color="#000000" loext:opacity="100%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loext:opacity="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4" style:family="text">
      <style:text-properties fo:color="#000000" loext:opacity="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5" style:family="text">
      <style:text-properties fo:letter-spacing="-0.012cm"/>
    </style:style>
    <style:style style:name="T66" style:family="text">
      <style:text-properties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T67" style:family="text">
      <style:text-properties fo:letter-spacing="-0.012cm" fo:font-style="normal" style:text-underline-style="none" fo:font-weight="bold" officeooo:rsid="0015e59f" style:font-style-asian="normal" style:font-weight-asian="bold" style:font-style-complex="normal" style:font-weight-complex="bold"/>
    </style:style>
    <style:style style:name="T68" style:family="text">
      <style:text-properties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69" style:family="text">
      <style:text-properties fo:letter-spacing="-0.012cm" fo:font-style="normal" style:text-underline-style="none" fo:font-weight="normal" officeooo:rsid="0015e59f" style:font-style-asian="normal" style:font-weight-asian="normal" style:font-style-complex="normal" style:font-weight-complex="normal"/>
    </style:style>
    <style:style style:name="T70" style:family="text">
      <style:text-properties fo:letter-spacing="-0.009cm"/>
    </style:style>
    <style:style style:name="T71" style:family="text">
      <style:text-properties fo:letter-spacing="-0.016cm"/>
    </style:style>
    <style:style style:name="T72" style:family="text">
      <style:text-properties officeooo:rsid="00854325"/>
    </style:style>
    <style:style style:name="T73" style:family="text">
      <style:text-properties officeooo:rsid="01deece9"/>
    </style:style>
    <style:style style:name="T74" style:family="text">
      <style:text-properties officeooo:rsid="01e0714c"/>
    </style:style>
    <style:style style:name="fr1" style:family="graphic" style:parent-style-name="Frame">
      <style:graphic-properties fo:margin-left="0cm" fo:margin-right="0cm" fo:margin-top="0.101cm" fo:margin-bottom="0.101cm" style:run-through="foreground" style:wrap="none" style:vertical-pos="top" style:vertical-rel="paragraph" style:horizontal-pos="center" style:horizontal-rel="paragraph" fo:background-color="transparent" draw:fill="none" draw:opacity="0%" fo:padding="0cm" fo:border="none" style:shadow="none" draw:shadow-opacity="100%" style:flow-with-text="tru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" fo:background-color="transparent" draw:fill="none" draw:opacity="100%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C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14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P60"/>
          </table:table-cell>
          <table:table-cell table:style-name="Tabla4.A1" office:value-type="string">
            <text:p text:style-name="P60"/>
          </table:table-cell>
          <table:table-cell table:style-name="Tabla4.A1" office:value-type="string">
            <text:p text:style-name="P60"/>
          </table:table-cell>
          <table:table-cell table:style-name="Tabla4.A1" office:value-type="string">
            <text:p text:style-name="P60"/>
          </table:table-cell>
          <table:table-cell table:style-name="Tabla4.A1" office:value-type="string">
            <text:p text:style-name="P60"/>
          </table:table-cell>
          <table:table-cell table:style-name="Tabla4.A1" office:value-type="string">
            <text:p text:style-name="P60"/>
          </table:table-cell>
        </table:table-row>
        <table:table-row table:style-name="Tabla4.2">
          <table:table-cell table:style-name="Tabla4.A2" office:value-type="string">
            <text:p text:style-name="P27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40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41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44"><text:text-input text:description="&lt;formatLang(line.discount)&gt;">10,5%</text:text-input></text:p>
          </table:table-cell>
          <table:table-cell table:style-name="Tabla4.A2" office:value-type="string">
            <text:p text:style-name="P42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38"><text:span text:style-name="T12"><text:text-input text:description="&lt;formatLang(line.quantity)&gt;">25,45</text:text-input></text:span><text:span text:style-name="T12"><text:s/></text:span><text:span text:style-name="T12"><text:text-input text:description="&lt;line.uom_id.name&gt;">kgs.</text:text-input></text:span></text:p>
          </table:table-cell>
          <table:table-cell table:style-name="Tabla4.A2" office:value-type="string">
            <text:p text:style-name="P43"><text:text-input text:description="&lt;formatLang(line.report_price_subtotal)&gt;">99.999,50</text:text-input></text:p>
          </table:table-cell>
        </table:table-row>
        <table:table-row table:style-name="Tabla4.1">
          <table:table-cell table:style-name="Tabla4.A1" office:value-type="string">
            <text:p text:style-name="P13"><text:text-input text:description="&lt;/for&gt;">End For</text:text-input></text:p>
          </table:table-cell>
          <table:table-cell table:style-name="Tabla4.A1" office:value-type="string">
            <text:p text:style-name="P58"/>
          </table:table-cell>
          <table:table-cell table:style-name="Tabla4.A1" office:value-type="string">
            <text:p text:style-name="P58"/>
          </table:table-cell>
          <table:table-cell table:style-name="Tabla4.A1" office:value-type="string">
            <text:p text:style-name="P58"/>
          </table:table-cell>
          <table:table-cell table:style-name="Tabla4.A1" office:value-type="string">
            <text:p text:style-name="P58"/>
          </table:table-cell>
          <table:table-cell table:style-name="Tabla4.A1" office:value-type="string">
            <text:p text:style-name="P58"/>
          </table:table-cell>
          <table:table-cell table:style-name="Tabla4.A1" office:value-type="string">
            <text:p text:style-name="P58"/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902cm" style:rel-width="90%" fo:margin-top="1cm" fo:margin-bottom="0cm" table:align="center"/>
    </style:style>
    <style:style style:name="Table7.A" style:family="table-column">
      <style:table-column-properties style:column-width="8.504cm" style:rel-column-width="4821*"/>
    </style:style>
    <style:style style:name="Table7.B" style:family="table-column">
      <style:table-column-properties style:column-width="1.891cm" style:rel-column-width="1072*"/>
    </style:style>
    <style:style style:name="Table7.C" style:family="table-column">
      <style:table-column-properties style:column-width="8.507cm" style:rel-column-width="4823*"/>
    </style:style>
    <style:style style:name="Table7.1" style:family="table-row">
      <style:table-row-properties style:min-row-height="2cm"/>
    </style:style>
    <style:style style:name="Table7.A1" style:family="table-cell">
      <style:table-cell-properties fo:padding="0cm" fo:border="none"/>
    </style:style>
    <style:style style:name="Table7.B1" style:family="table-cell">
      <style:table-cell-properties style:vertical-align="middle" fo:padding="0cm" fo:border="0.5pt solid #000000"/>
    </style:style>
    <style:style style:name="Table7.A2" style:family="table-cell">
      <style:table-cell-properties style:vertical-align="bottom" fo:padding="0cm" fo:border="none"/>
    </style:style>
    <style:style style:name="Table8" style:family="table">
      <style:table-properties style:width="18.902cm" style:rel-width="90%" fo:margin-top="0cm" fo:margin-bottom="0cm" table:align="center" fo:background-color="transparent">
        <style:background-image/>
      </style:table-properties>
    </style:style>
    <style:style style:name="Table8.A" style:family="table-column">
      <style:table-column-properties style:column-width="9.451cm" style:rel-column-width="5358*"/>
    </style:style>
    <style:style style:name="Table8.1" style:family="table-row">
      <style:table-row-properties style:min-row-height="0.002cm" fo:background-color="transparent">
        <style:background-image/>
      </style:table-row-properties>
    </style:style>
    <style:style style:name="Table8.A1" style:family="table-cell">
      <style:table-cell-properties style:vertical-align="middle" fo:padding="0.101cm" fo:border-left="0.5pt solid #000000" fo:border-right="none" fo:border-top="0.5pt solid #000000" fo:border-bottom="none"/>
    </style:style>
    <style:style style:name="Table8.B1" style:family="table-cell">
      <style:table-cell-properties style:vertical-align="middle" fo:padding="0.101cm" fo:border-left="none" fo:border-right="0.5pt solid #000000" fo:border-top="0.5pt solid #000000" fo:border-bottom="none"/>
    </style:style>
    <style:style style:name="Table9" style:family="table">
      <style:table-properties style:width="18.902cm" style:rel-width="90%" fo:margin-top="0.101cm" fo:margin-bottom="0cm" table:align="center" fo:background-color="transparent">
        <style:background-image/>
      </style:table-properties>
    </style:style>
    <style:style style:name="Table9.A" style:family="table-column">
      <style:table-column-properties style:column-width="9.433cm" style:rel-column-width="5348*"/>
    </style:style>
    <style:style style:name="Table9.B" style:family="table-column">
      <style:table-column-properties style:column-width="9.469cm" style:rel-column-width="5368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style:vertical-align="middle" fo:padding="0.101cm" fo:border-left="0.5pt solid #000000" fo:border-right="none" fo:border-top="0.5pt solid #000000" fo:border-bottom="none"/>
    </style:style>
    <style:style style:name="Table9.B1" style:family="table-cell">
      <style:table-cell-properties style:vertical-align="middle" fo:padding="0.101cm" fo:border-left="none" fo:border-right="0.5pt solid #000000" fo:border-top="0.5pt solid #000000" fo:border-bottom="none"/>
    </style:style>
    <style:style style:name="Table10" style:family="table">
      <style:table-properties style:width="18.902cm" style:rel-width="90%" fo:margin-top="0.101cm" fo:margin-bottom="0cm" table:align="center"/>
    </style:style>
    <style:style style:name="Table10.A" style:family="table-column">
      <style:table-column-properties style:column-width="9.072cm" style:rel-column-width="5143*"/>
    </style:style>
    <style:style style:name="Table10.B" style:family="table-column">
      <style:table-column-properties style:column-width="1.323cm" style:rel-column-width="750*"/>
    </style:style>
    <style:style style:name="Table10.C" style:family="table-column">
      <style:table-column-properties style:column-width="1.7cm" style:rel-column-width="964*"/>
    </style:style>
    <style:style style:name="Table10.F" style:family="table-column">
      <style:table-column-properties style:column-width="1.891cm" style:rel-column-width="1072*"/>
    </style:style>
    <style:style style:name="Table10.G" style:family="table-column">
      <style:table-column-properties style:column-width="1.893cm" style:rel-column-width="1073*"/>
    </style:style>
    <style:style style:name="Table10.1" style:family="table-row">
      <style:table-row-properties style:min-row-height="0.801cm"/>
    </style:style>
    <style:style style:name="Table10.A1" style:family="table-cell">
      <style:table-cell-properties style:vertical-align="middle" fo:background-color="#dddddd" fo:padding="0cm" fo:border="none">
        <style:background-image/>
      </style:table-cell-properties>
    </style:style>
    <style:style style:name="Tabla1" style:family="table">
      <style:table-properties style:width="18.9cm" style:rel-width="90%" fo:margin-left="1.05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2.835cm" style:rel-column-width="1607*"/>
    </style:style>
    <style:style style:name="Tabla1.B" style:family="table-column">
      <style:table-column-properties style:column-width="8.126cm" style:rel-column-width="4607*"/>
    </style:style>
    <style:style style:name="Tabla1.C" style:family="table-column">
      <style:table-column-properties style:column-width="2.648cm" style:rel-column-width="1501*"/>
    </style:style>
    <style:style style:name="Tabla1.D" style:family="table-column">
      <style:table-column-properties style:column-width="2.646cm" style:rel-column-width="1500*"/>
    </style:style>
    <style:style style:name="Tabla1.A1" style:family="table-cell">
      <style:table-cell-properties style:vertical-align="bottom"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b2b2b2" fo:padding="0.101cm" fo:border-left="none" fo:border-right="none" fo:border-top="0.05pt solid #000000" fo:border-bottom="none">
        <style:background-image/>
      </style:table-cell-properties>
    </style:style>
    <style:style style:name="Tabla1.D1" style:family="table-cell">
      <style:table-cell-properties style:vertical-align="middle" fo:padding="0.101cm" fo:border-left="none" fo:border-right="none" fo:border-top="0.05pt solid #000000" fo:border-bottom="none"/>
    </style:style>
    <style:style style:name="Tabla1.E1" style:family="table-cell">
      <style:table-cell-properties style:vertical-align="middle" fo:background-color="#dddddd" fo:padding="0.101cm" fo:border-left="none" fo:border-right="0.5pt solid #000000" fo:border-top="0.05pt solid #000000" fo:border-bottom="none">
        <style:background-image/>
      </style:table-cell-properties>
    </style:style>
    <style:style style:name="Tabla1.B2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style:vertical-align="middle" fo:background-color="#b2b2b2" fo:padding="0.101cm" fo:border-left="none" fo:border-right="none" fo:border-top="0.05pt solid #000000" fo:border-bottom="0.05pt solid #000000">
        <style:background-image/>
      </style:table-cell-properties>
    </style:style>
    <style:style style:name="Tabla1.D2" style:family="table-cell">
      <style:table-cell-properties style:vertical-align="middle" fo:padding="0.101cm" fo:border-left="none" fo:border-right="none" fo:border-top="0.05pt solid #000000" fo:border-bottom="0.05pt solid #000000"/>
    </style:style>
    <style:style style:name="Tabla1.E2" style:family="table-cell">
      <style:table-cell-properties style:vertical-align="middle" fo:background-color="#dddddd" fo:padding="0.101cm" fo:border-left="none" fo:border-right="0.5pt solid #000000" fo:border-top="0.05pt solid #000000" fo:border-bottom="0.05pt solid #000000">
        <style:background-image/>
      </style:table-cell-properties>
    </style:style>
    <style:style style:name="Tabla1.B3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3" style:family="table-cell">
      <style:table-cell-properties style:vertical-align="middle" fo:background-color="#b2b2b2" fo:padding="0.101cm" fo:border="none">
        <style:background-image/>
      </style:table-cell-properties>
    </style:style>
    <style:style style:name="Tabla1.D3" style:family="table-cell">
      <style:table-cell-properties style:vertical-align="middle" fo:padding="0.101cm" fo:border="none"/>
    </style:style>
    <style:style style:name="Tabla1.E3" style:family="table-cell">
      <style:table-cell-properties style:vertical-align="middle" fo:background-color="#dddddd" fo:padding="0.101cm" fo:border-left="none" fo:border-right="0.5pt solid #000000" fo:border-top="none" fo:border-bottom="none">
        <style:background-image/>
      </style:table-cell-properties>
    </style:style>
    <style:style style:name="Tabla1.B4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D4" style:family="table-cell">
      <style:table-cell-properties style:vertical-align="middle" fo:padding="0.101cm" fo:border-left="none" fo:border-right="none" fo:border-top="0.05pt solid #000000" fo:border-bottom="0.05pt solid #000000"/>
    </style:style>
    <style:style style:name="Tabla1.E4" style:family="table-cell">
      <style:table-cell-properties style:vertical-align="middle" fo:padding="0.101cm" fo:border-left="none" fo:border-right="0.5pt solid #000000" fo:border-top="0.05pt solid #000000" fo:border-bottom="0.05pt solid #000000"/>
    </style:style>
    <style:style style:name="Tabla1.5" style:family="table-row">
      <style:table-row-properties style:min-row-height="0.543cm"/>
    </style:style>
    <style:style style:name="Tabla1.A5" style:family="table-cell">
      <style:table-cell-properties style:vertical-align="" fo:background-color="transparent" fo:padding="0.101cm" fo:border-left="0.5pt solid #000000" fo:border-right="0.5pt solid #000000" fo:border-top="none" fo:border-bottom="0.5pt solid #000000">
        <style:background-image/>
      </style:table-cell-properties>
    </style:style>
    <style:style style:name="MP1" style:family="paragraph" style:parent-style-name="Standard">
      <style:text-properties fo:font-size="2pt" style:font-size-asian="2pt" style:font-size-complex="2pt"/>
    </style:style>
    <style:style style:name="MP2" style:family="paragraph" style:parent-style-name="Standard" style:master-page-name="">
      <style:paragraph-properties style:page-number="auto" fo:break-before="auto" fo:break-after="auto"/>
      <style:text-properties officeooo:rsid="00ad7c61" officeooo:paragraph-rsid="006432c5"/>
    </style:style>
    <style:style style:name="MP3" style:family="paragraph" style:parent-style-name="Standard">
      <style:text-properties officeooo:paragraph-rsid="006432c5"/>
    </style:style>
    <style:style style:name="MP4" style:family="paragraph" style:parent-style-name="Table_20_Contents">
      <loext:graphic-properties draw:fill="none"/>
      <style:paragraph-properties fo:margin-left="0.199cm" fo:margin-right="0cm" fo:margin-top="0cm" fo:margin-bottom="0cm" style:contextual-spacing="false" fo:line-height="100%" fo:text-align="end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abab93" loext:opacity="100%" style:text-position="0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5" style:family="paragraph" style:parent-style-name="Frame_20_contents">
      <style:paragraph-properties fo:text-align="start" style:justify-single-word="false"/>
      <style:text-properties officeooo:rsid="0173c0e7" officeooo:paragraph-rsid="0173c0e7"/>
    </style:style>
    <style:style style:name="M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officeooo:paragraph-rsid="00af464d" style:font-size-asian="8pt" style:font-name-complex="Myriad Pro" style:font-size-complex="8pt"/>
    </style:style>
    <style:style style:name="M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font-size="6pt" officeooo:paragraph-rsid="00af464d" style:font-size-asian="6pt" style:font-size-complex="6pt"/>
    </style:style>
    <style:style style:name="MP8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8pt" fo:font-weight="bold" officeooo:paragraph-rsid="004897b1" style:font-size-asian="8pt" style:font-weight-asian="bold" style:font-name-complex="Lucida Sans" style:font-size-complex="8pt" style:font-weight-complex="bold"/>
    </style:style>
    <style:style style:name="MP9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fo:font-style="normal" officeooo:paragraph-rsid="0058e57f" style:font-size-asian="8pt" style:font-style-asian="normal" style:font-name-complex="Lucida Sans" style:font-size-complex="8pt" style:font-style-complex="normal"/>
    </style:style>
    <style:style style:name="MP10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font-size="8pt" officeooo:paragraph-rsid="000c938e" style:font-size-asian="8pt" style:font-size-complex="8pt"/>
    </style:style>
    <style:style style:name="MP11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MP12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style:font-size-asian="8pt" style:font-name-complex="Lucida Sans" style:font-size-complex="8pt"/>
    </style:style>
    <style:style style:name="M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8pt" fo:letter-spacing="-0.009cm" officeooo:paragraph-rsid="012fbea5" style:font-size-asian="8pt" style:font-name-complex="Lucida Sans" style:font-size-complex="8pt"/>
    </style:style>
    <style:style style:name="M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2pt" fo:letter-spacing="-0.012cm" fo:font-style="normal" style:text-underline-style="none" fo:font-weight="bold" officeooo:rsid="0015e59f" officeooo:paragraph-rsid="012fbea5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M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M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2pt" officeooo:paragraph-rsid="01211ac7" style:font-size-asian="1.75pt" style:font-size-complex="2pt"/>
    </style:style>
    <style:style style:name="M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8pt" fo:letter-spacing="-0.009cm" officeooo:paragraph-rsid="0183f250" style:font-size-asian="8pt" style:font-name-complex="Lucida Sans" style:font-size-complex="8pt"/>
    </style:style>
    <style:style style:name="M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9a7f36" style:font-size-asian="8pt" style:font-size-complex="8pt"/>
    </style:style>
    <style:style style:name="M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2pt" fo:font-weight="bold" officeooo:paragraph-rsid="019a7f36" style:font-size-asian="1.75pt" style:font-weight-asian="bold" style:font-name-complex="Lucida Sans" style:font-size-complex="2pt" style:font-weight-complex="bold"/>
    </style:style>
    <style:style style:name="M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2pt" fo:letter-spacing="-0.012cm" fo:font-weight="bold" officeooo:paragraph-rsid="01211ac7" style:font-size-asian="1.75pt" style:font-weight-asian="bold" style:font-name-complex="Lucida Sans" style:font-size-complex="2pt" style:font-weight-complex="bold"/>
    </style:style>
    <style:style style:name="M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M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af464d"/>
    </style:style>
    <style:style style:name="M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font-style="normal" officeooo:paragraph-rsid="00f8bf5d" style:font-style-asian="normal" style:font-style-complex="normal"/>
    </style:style>
    <style:style style:name="M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fo:font-size="8pt" officeooo:paragraph-rsid="00fc78b8" style:font-size-asian="8pt" style:font-size-complex="8pt"/>
    </style:style>
    <style:style style:name="MP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officeooo:paragraph-rsid="00f8bf5d"/>
    </style:style>
    <style:style style:name="M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f8bf5d"/>
    </style:style>
    <style:style style:name="MP34" style:family="paragraph" style:parent-style-name="Table_20_Contents">
      <style:paragraph-properties fo:text-align="center" style:justify-single-word="false"/>
      <style:text-properties fo:color="#221f1f" loext:opacity="100%" style:font-name="Lucida Sans" fo:font-size="8pt" fo:letter-spacing="-0.007cm" fo:font-style="normal" fo:font-weight="bold" officeooo:rsid="00187c5c" officeooo:paragraph-rsid="00187c5c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style:font-name="Lucida Sans" fo:font-size="8pt" fo:font-weight="bold" officeooo:paragraph-rsid="0058dba3" style:font-size-asian="8pt" style:font-weight-asian="bold" style:font-size-complex="8pt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weight="normal" officeooo:rsid="005460a5" officeooo:paragraph-rsid="01d51c6c" fo:background-color="transparent" style:font-size-asian="8pt" style:font-weight-asian="normal" style:font-name-complex="Lucida Sans" style:font-size-complex="8pt" style:font-weight-complex="normal"/>
    </style:style>
    <style:style style:name="MP38" style:family="paragraph" style:parent-style-name="Frame_20_contents">
      <style:paragraph-properties fo:text-align="justify" style:justify-single-word="false"/>
    </style:style>
    <style:style style:name="M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use-window-font-color="true" loext:opacity="0%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style="normal" fo:font-weight="bold" officeooo:rsid="001c3d3e" officeooo:paragraph-rsid="0160e5b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font-weight="bold" officeooo:paragraph-rsid="005460a5" style:font-size-asian="8pt" style:font-weight-asian="bold" style:font-name-complex="Lucida Sans" style:font-size-complex="8pt" style:font-weight-complex="bold"/>
    </style:style>
    <style:style style:name="MP43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background-color="transparent"/>
      <style:text-properties style:font-name="Lucida Sans" fo:font-size="8pt" officeooo:paragraph-rsid="005460a5" style:font-size-asian="8pt" style:font-size-complex="8pt"/>
    </style:style>
    <style:style style:name="MP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MP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07cm" fo:font-style="normal" fo:font-weight="bold" officeooo:rsid="001c3d3e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6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fo:letter-spacing="-0.007cm" fo:font-style="normal" fo:font-weight="bold" officeooo:rsid="001d70c8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font-weight="bold" officeooo:paragraph-rsid="00a84e84" style:font-size-asian="8pt" style:font-weight-asian="bold" style:font-name-complex="Lucida Sans" style:font-size-complex="8pt" style:font-weight-complex="bold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weight="normal" officeooo:rsid="005460a5" officeooo:paragraph-rsid="0160e5b7" fo:background-color="transparent" style:font-size-asian="8pt" style:font-weight-asian="normal" style:font-name-complex="Lucida Sans" style:font-size-complex="8pt" style:font-weight-complex="normal"/>
    </style:style>
    <style:style style:name="MP5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weight="normal" officeooo:rsid="005460a5" officeooo:paragraph-rsid="01deece9" fo:background-color="transparent" style:font-size-asian="8pt" style:font-weight-asian="normal" style:font-name-complex="Lucida Sans" style:font-size-complex="8pt" style:font-weight-complex="normal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size="20pt" fo:font-weight="bold" style:font-size-asian="20pt" style:font-weight-asian="bold" style:font-size-complex="20pt" style:font-weight-complex="bold" style:text-scale="101%"/>
    </style:style>
    <style:style style:name="MT3" style:family="text">
      <style:text-properties fo:color="#221f1f" loext:opacity="100%" style:font-name="Lucida Sans" fo:font-weight="normal" officeooo:rsid="00247d45" style:font-weight-asian="normal" style:font-name-complex="Lucida Sans" style:font-weight-complex="normal" style:text-scale="101%"/>
    </style:style>
    <style:style style:name="MT4" style:family="text">
      <style:text-properties fo:color="#221f1f" loext:opacity="100%" style:font-name="Lucida Sans" fo:font-weight="normal" officeooo:rsid="01a9add8" style:font-weight-asian="normal" style:font-name-complex="Lucida Sans" style:font-weight-complex="normal" style:text-scale="101%"/>
    </style:style>
    <style:style style:name="MT5" style:family="text">
      <style:text-properties fo:color="#221f1f" loext:opacity="100%" style:font-name="Lucida Sans" fo:font-weight="normal" officeooo:rsid="00501cee" style:font-weight-asian="normal" style:font-name-complex="Lucida Sans" style:font-weight-complex="normal" style:text-scale="101%"/>
    </style:style>
    <style:style style:name="MT6" style:family="text">
      <style:text-properties fo:letter-spacing="-0.007cm" fo:font-style="normal" style:font-style-asian="normal" style:font-style-complex="normal"/>
    </style:style>
    <style:style style:name="MT7" style:family="text">
      <style:text-properties fo:font-size="16pt" style:font-size-asian="16pt" style:font-size-complex="16pt"/>
    </style:style>
    <style:style style:name="MT8" style:family="text">
      <style:text-properties fo:letter-spacing="-0.007cm"/>
    </style:style>
    <style:style style:name="MT9" style:family="text">
      <style:text-properties fo:letter-spacing="-0.007cm" officeooo:rsid="003bb9d8"/>
    </style:style>
    <style:style style:name="MT10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MT11" style:family="text">
      <style:text-properties fo:color="#221f1f" loext:opacity="100%" style:font-name="Lucida Sans" style:font-name-complex="Lucida Sans"/>
    </style:style>
    <style:style style:name="MT12" style:family="text">
      <style:text-properties fo:letter-spacing="-0.007cm" fo:font-style="italic" style:font-style-asian="italic" style:font-style-complex="italic"/>
    </style:style>
    <style:style style:name="MT13" style:family="text">
      <style:text-properties fo:letter-spacing="-0.007cm" fo:font-style="normal" officeooo:rsid="000f4c70" style:font-style-asian="normal" style:font-style-complex="normal"/>
    </style:style>
    <style:style style:name="MT1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5" style:family="text">
      <style:text-properties style:text-position="0% 100%" fo:letter-spacing="-0.012cm" fo:font-style="normal" style:text-underline-style="none" style:font-style-asian="normal" style:font-style-complex="normal"/>
    </style:style>
    <style:style style:name="MT1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7" style:family="text">
      <style:text-properties style:text-position="-6% 100%" fo:font-style="normal" style:font-style-asian="normal" style:font-style-complex="normal"/>
    </style:style>
    <style:style style:name="MT18" style:family="text">
      <style:text-properties fo:color="#000000" loext:opacity="100%" fo:letter-spacing="0.004cm" fo:font-style="normal" style:font-style-asian="normal" style:font-style-complex="normal"/>
    </style:style>
    <style:style style:name="MT19" style:family="text">
      <style:text-properties fo:color="#000000" loext:opacity="100%" fo:letter-spacing="-0.007cm" fo:font-style="normal" officeooo:rsid="00105b3d" style:font-style-asian="normal" style:font-style-complex="normal"/>
    </style:style>
    <style:style style:name="MT20" style:family="text">
      <style:text-properties fo:color="#000000" loext:opacity="100%" style:text-position="-5% 100%" fo:letter-spacing="-0.007cm" fo:font-style="normal" officeooo:rsid="00105b3d" style:font-style-asian="normal" style:font-style-complex="normal"/>
    </style:style>
    <style:style style:name="MT21" style:family="text">
      <style:text-properties fo:color="#000000" loext:opacity="100%" fo:letter-spacing="-0.007cm" fo:font-style="normal" style:font-style-asian="normal" style:font-style-complex="normal"/>
    </style:style>
    <style:style style:name="MT22" style:family="text">
      <style:text-properties fo:letter-spacing="-0.007cm" fo:font-style="normal" officeooo:rsid="00123b43" style:font-style-asian="normal" style:font-style-complex="normal"/>
    </style:style>
    <style:style style:name="MT23" style:family="text">
      <style:text-properties fo:letter-spacing="-0.012cm"/>
    </style:style>
    <style:style style:name="MT24" style:family="text">
      <style:text-properties fo:letter-spacing="-0.012cm" fo:font-style="normal" style:text-underline-style="none" fo:font-weight="bold" officeooo:rsid="0015e59f" style:font-style-asian="normal" style:font-weight-asian="bold" style:font-style-complex="normal" style:font-weight-complex="bold"/>
    </style:style>
    <style:style style:name="MT25" style:family="text">
      <style:text-properties fo:color="#221f1f" loext:opacity="100%" style:font-name="Lucida Sans" fo:letter-spacing="-0.007cm" fo:font-style="normal" style:text-underline-style="none" fo:font-weight="normal" officeooo:rsid="00123b43" style:font-style-asian="normal" style:font-weight-asian="normal" style:font-name-complex="Lucida Sans" style:font-style-complex="normal" style:font-weight-complex="normal"/>
    </style:style>
    <style:style style:name="MT26" style:family="text">
      <style:text-properties fo:color="#221f1f" loext:opacity="100%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MT27" style:family="text">
      <style:text-properties fo:color="#221f1f" loext:opacity="100%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MT28" style:family="text">
      <style:text-properties fo:letter-spacing="-0.007cm" fo:font-style="normal" style:text-underline-style="none" fo:font-weight="normal" officeooo:rsid="00161b0b" style:font-style-asian="normal" style:font-weight-asian="normal" style:font-style-complex="normal" style:font-weight-complex="normal"/>
    </style:style>
    <style:style style:name="MT29" style:family="text">
      <style:text-properties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MT30" style:family="text">
      <style:text-properties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MT31" style:family="text">
      <style:text-properties fo:letter-spacing="-0.012cm" fo:font-style="normal" style:text-underline-style="none" fo:font-weight="normal" officeooo:rsid="0015e59f" style:font-style-asian="normal" style:font-weight-asian="normal" style:font-style-complex="normal" style:font-weight-complex="normal"/>
    </style:style>
    <style:style style:name="MT32" style:family="text">
      <style:text-properties fo:color="#221f1f" loext:opacity="100%" style:font-name="Lucida Sans" fo:letter-spacing="-0.007cm" fo:font-style="normal" officeooo:rsid="0015e59f" style:font-style-asian="normal" style:font-name-complex="Lucida Sans" style:font-style-complex="normal"/>
    </style:style>
    <style:style style:name="MT33" style:family="text">
      <style:text-properties fo:color="#221f1f" loext:opacity="100%" style:font-name="Lucida Sans" fo:letter-spacing="-0.012cm" fo:font-weight="bold" style:font-weight-asian="bold" style:font-name-complex="Lucida Sans" style:font-weight-complex="bold"/>
    </style:style>
    <style:style style:name="MT34" style:family="text">
      <style:text-properties fo:color="#221f1f" loext:opacity="100%" style:font-name="Lucida Sans" fo:font-weight="bold" style:font-weight-asian="bold" style:font-name-complex="Lucida Sans" style:font-weight-complex="bold"/>
    </style:style>
    <style:style style:name="MT35" style:family="text">
      <style:text-properties fo:color="#221f1f" loext:opacity="100%" style:font-name="Lucida Sans" fo:letter-spacing="-0.012cm" style:font-name-complex="Lucida Sans"/>
    </style:style>
    <style:style style:name="MT36" style:family="text">
      <style:text-properties fo:color="#000000" loext:opacity="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7" style:family="text">
      <style:text-properties fo:color="#221f1f" loext:opacity="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loext:opacity="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loext:opacity="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0" style:family="text">
      <style:text-properties fo:color="#221f1f" loext:opacity="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000000" loext:opacity="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221f1f" loext:opacity="100%" style:font-name="Lucida Sans" fo:letter-spacing="-0.012cm" fo:font-style="normal" fo:font-weight="normal" officeooo:rsid="0015e59f" style:font-style-asian="normal" style:font-weight-asian="normal" style:font-name-complex="Lucida Sans" style:font-style-complex="normal" style:font-weight-complex="normal"/>
    </style:style>
    <style:style style:name="MT43" style:family="text">
      <style:text-properties fo:color="#221f1f" loext:opacity="100%" style:font-name="Lucida Sans" fo:letter-spacing="-0.012cm" fo:font-style="normal" fo:font-weight="bold" officeooo:rsid="0015e59f" style:font-style-asian="normal" style:font-weight-asian="bold" style:font-name-complex="Lucida Sans" style:font-style-complex="normal" style:font-weight-complex="bold"/>
    </style:style>
    <style:style style:name="MT44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loext:opacity="100%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loext:opacity="100%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loext:opacity="100%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9" style:family="text">
      <style:text-properties fo:color="#221f1f" loext:opacity="100%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style:text-position="-5% 100%" fo:font-weight="normal" officeooo:rsid="008f8dcf" style:font-weight-asian="normal" style:font-weight-complex="normal"/>
    </style:style>
    <style:style style:name="MT51" style:family="text">
      <style:text-properties style:text-position="-5% 100%" fo:font-weight="bold" officeooo:rsid="008f8dcf" style:font-weight-asian="bold" style:font-weight-complex="bold"/>
    </style:style>
    <style:style style:name="MT52" style:family="text">
      <style:text-properties fo:color="#000000" loext:opacity="100%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3" style:family="text">
      <style:text-properties fo:color="#000000" loext:opacity="100%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54" style:family="text">
      <style:text-properties fo:color="#221f1f" loext:opacity="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221f1f" loext:opacity="100%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loext:opacity="100%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8" style:family="text">
      <style:text-properties fo:color="#221f1f" loext:opacity="100%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loext:opacity="100%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MT60" style:family="text">
      <style:text-properties fo:color="#000000" loext:opacity="100%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1" style:family="text">
      <style:text-properties fo:color="#221f1f" loext:opacity="100%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2" style:family="text">
      <style:text-properties fo:color="#221f1f" loext:opacity="100%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loext:opacity="100%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loext:opacity="100%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fo:color="#221f1f" loext:opacity="100%" fo:letter-spacing="-0.007cm" fo:font-style="normal" officeooo:rsid="001c3d3e" style:font-style-asian="normal" style:font-style-complex="normal"/>
    </style:style>
    <style:style style:name="MT66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font-weight="bold" style:font-weight-asian="bold" style:font-weight-complex="bold"/>
    </style:style>
    <style:style style:name="MT68" style:family="text">
      <style:text-properties fo:letter-spacing="-0.007cm" fo:font-style="normal" officeooo:rsid="001c3d3e" style:font-style-asian="normal" style:font-style-complex="normal"/>
    </style:style>
    <style:style style:name="MT69" style:family="text">
      <style:text-properties fo:letter-spacing="-0.009cm"/>
    </style:style>
    <style:style style:name="MT70" style:family="text">
      <style:text-properties fo:letter-spacing="-0.016cm"/>
    </style:style>
    <style:style style:name="MT71" style:family="text">
      <style:text-properties officeooo:rsid="00854325"/>
    </style:style>
    <style:style style:name="MT72" style:family="text">
      <style:text-properties officeooo:rsid="01deece9"/>
    </style:style>
    <style:style style:name="MT73" style:family="text">
      <style:text-properties officeooo:rsid="01e0714c"/>
    </style:style>
    <style:style style:name="M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" fo:background-color="transparent" draw:fill="none" draw:opacity="100%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.101cm" fo:margin-bottom="0.101cm" style:run-through="foreground" style:wrap="none" style:vertical-pos="top" style:vertical-rel="paragraph" style:horizontal-pos="center" style:horizontal-rel="paragraph" fo:background-color="transparent" draw:fill="none" draw:opacity="0%" fo:padding="0cm" fo:border="none" style:shadow="none" draw:shadow-opacity="100%" style:flow-with-text="true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  <style:style style:name="Mdp1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4"><draw:frame draw:style-name="Mfr1" draw:name="image: asimage(logo_report,size_x=240,size_y=70,hold_ratio=True)" text:anchor-type="paragraph" svg:x="0.199cm" svg:y="0cm" draw:z-index="0"><draw:text-box fo:min-height="1.7cm" fo:min-width="5.5cm"><text:p text:style-name="MP5">Imagen</text:p></draw:text-box></draw:frame><text:text-input text:description="&lt;setLang(o.partner_id.lang or &quot;en_US&quot;)&gt;">IDIOMA</text:text-input></text:p>
            </table:table-cell>
            <table:table-cell table:style-name="Table7.B1" table:number-rows-spanned="2" office:value-type="string">
              <text:p text:style-name="MP6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7"><text:span text:style-name="MT3"><text:text-input text:description="&lt;if test=&quot;print_code and o.state != 'draft'&quot;&gt;">39</text:text-input></text:span><text:span text:style-name="MT3">C</text:span><text:span text:style-name="MT4">OD</text:span><text:span text:style-name="MT3">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5"><text:text-input text:description="&lt;legend&gt;">legend</text:text-input></text:span><text:span text:style-name="MT3"><text:text-input text:description="&lt;/if&gt;">/if</text:text-input></text:span></text:p>
            </table:table-cell>
            <table:table-cell table:style-name="Table7.A1" table:number-rows-spanned="3" office:value-type="string">
              <text:p text:style-name="MP8"><text:span text:style-name="MT6"><text:text-input text:description="&lt;if test=&quot;print_title&quot;&gt;">IF2</text:text-input></text:span><text:span text:style-name="MT7"><text:text-input text:description="&lt;force_title or o.state == 'draft' and 'PROFORMA' or o.document_type_id.report_name&gt;">NOTA DE CRÉDITO</text:text-input></text:span><text:text-input text:description="&lt;/if&gt;">/i</text:text-input></text:p>
              <text:p text:style-name="MP9"><text:span text:style-name="MT8"><text:text-input text:description="&lt;if test=&quot;print_number&quot;&gt;">IF2</text:text-input></text:span><text:span text:style-name="MT8">Nº: </text:span><text:span text:style-name="MT9"><text:text-input text:description="&lt;o.document_number or o.number&gt;">number</text:text-input></text:span><text:span text:style-name="MT8"><text:text-input text:description="&lt;/if&gt;">end if</text:text-input></text:span></text:p>
              <text:p text:style-name="MP10"><text:span text:style-name="MT10">Fecha</text:span><text:span text:style-name="MT11">: </text:span><text:span text:style-name="MT11"><text:text-input text:description="&lt;formatLang(o.date_invoice,date='true')&gt;">DD/MM/YYYY</text:text-input></text:span></text:p>
              <text:p text:style-name="MP11"><text:span text:style-name="MT12"><text:text-input text:description="&lt;if test=&quot;keys.get('print_page_number')&quot;&gt;">IF2</text:text-input></text:span><text:span text:style-name="MT13">Hoja</text:span> Nº: <text:page-number text:select-page="current">1</text:page-number>/<text:page-count>1</text:page-count><text:span text:style-name="MT12"><text:text-input text:description="&lt;/if&gt;">end if</text:text-input></text:span><text:span text:style-name="MT12"> </text:span></text:p>
            </table:table-cell>
          </table:table-row>
          <table:table-row table:style-name="TableLine2805807078496">
            <table:table-cell table:style-name="Table7.A2" table:number-rows-spanned="3" office:value-type="string"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4"><text:placeholder text:placeholder-type="text">&lt;company.partner_id.street&gt;</text:placeholder></text:span><text:span text:style-name="MT14"><text:s/>(</text:span><text:span text:style-name="MT14"><text:placeholder text:placeholder-type="text">&lt;company.partner_id.zip&gt;</text:placeholder></text:span><text:span text:style-name="MT14">)</text:span></text:p>
              <text:p text:style-name="MP14"><text:span text:style-name="MT15"><text:placeholder text:placeholder-type="text">&lt;company.partner_id.city&gt;</text:placeholder></text:span><text:span text:style-name="MT16"><text:s/>- </text:span><text:span text:style-name="MT16"><text:placeholder text:placeholder-type="text">&lt;company.partner_id.state_id.name&gt;</text:placeholder></text:span><text:span text:style-name="MT16"><text:s/>- </text:span><text:span text:style-name="MT16"><text:placeholder text:placeholder-type="text">&lt;company.partner_id.country_id.name&gt;</text:placeholder></text:span></text:p>
              <text:p text:style-name="MP14"><text:span text:style-name="MT16">Tel: </text:span><text:span text:style-name="MT16"><text:placeholder text:placeholder-type="text">&lt;company.partner_id.phone&gt;</text:placeholder></text:span></text:p>
              <text:p text:style-name="MP12"><text:placeholder text:placeholder-type="text">&lt;company.partner_id.email&gt;</text:placeholder><text:s/>- <text:placeholder text:placeholder-type="text">&lt;company.website&gt;</text:placeholder></text:p>
              <text:p text:style-name="MP15"><text:span text:style-name="MT17">I.V.A.: </text:span><text:span text:style-name="MT16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</table:table-row>
          <table:table-row table:style-name="TableLine2805807082304">
            <table:covered-table-cell/>
            <table:table-cell table:style-name="Table7.A2" table:number-rows-spanned="2" office:value-type="string">
              <text:p text:style-name="MP17"/>
            </table:table-cell>
            <table:covered-table-cell/>
          </table:table-row>
          <table:table-row table:style-name="TableLine2805807083664">
            <table:covered-table-cell/>
            <table:covered-table-cell/>
            <table:table-cell table:style-name="Table7.A2" office:value-type="string">
              <text:p text:style-name="MP18"><text:span text:style-name="MT18"><text:text-input text:description="&lt;if test=&quot;print_header&quot;&gt;">IF2</text:text-input></text:span><text:span text:style-name="MT19">CUIT</text:span>: <text:text-input text:description="&lt;company.partner_id.commercial_partner_id.cuit&gt;">20-31393297-9</text:text-input><text:span text:style-name="MT18"><text:text-input text:description="&lt;/if&gt;">&lt;/if&gt;</text:text-input></text:span></text:p>
              <text:p text:style-name="MP18"><text:span text:style-name="MT18"><text:text-input text:description="&lt;if test=&quot;print_header&quot;&gt;">IF2</text:text-input></text:span><text:span text:style-name="MT19">Ing. Brutos</text:span>: <text:text-input text:description="&lt;company.partner_id.gross_income_number&gt;">EXENTO</text:text-input><text:span text:style-name="MT18"><text:text-input text:description="&lt;/if&gt;">&lt;/if&gt;</text:text-input></text:span></text:p>
              <text:p text:style-name="MP11"><text:span text:style-name="MT18"><text:text-input text:description="&lt;if test=&quot;print_header&quot;&gt;">IF2</text:text-input></text:span><text:span text:style-name="MT20">Inicio de actividades</text:span><text:span text:style-name="MT21">: </text:span><text:span text:style-name="MT21"><text:text-input text:description="&lt;if test=&quot;company.partner_id.start_date&quot;&gt;">If</text:text-input></text:span><text:span text:style-name="MT21"><text:text-input text:description="&lt;formatLang(company.partner_id.start_date,date='true')&gt;">DD/MM/YYYY</text:text-input></text:span><text:span text:style-name="MT21"><text:text-input text:description="&lt;/if&gt;">/if</text:text-input></text:span><text:span text:style-name="MT18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 table:number-columns-repeated="2"/>
          <table:table-row table:style-name="Table8.1">
            <table:table-cell table:style-name="Table8.A1" office:value-type="string">
              <text:p text:style-name="MP19"><text:span text:style-name="MT22">Cliente</text:span>:<text:span text:style-name="MT23"> </text:span><text:span text:style-name="MT24"><text:placeholder text:placeholder-type="text">&lt;print_contact_name and o.partner_id.display_name or o.partner_id.commercial_partner_id.name&gt;</text:placeholder></text:span></text:p>
              <text:p text:style-name="MP20"/>
              <text:p text:style-name="MP21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  <text:p text:style-name="MP22"/>
              <text:p text:style-name="MP23"><text:span text:style-name="MT28">Cond IVA</text:span><text:span text:style-name="MT29">:</text:span><text:span text:style-name="MT30"> </text:span><text:span text:style-name="MT30"><text:placeholder text:placeholder-type="text">&lt;o.afip_responsability_type_id.name&gt;</text:placeholder></text:span></text:p>
              <text:p text:style-name="MP23"><text:span text:style-name="MT28"><text:text-input text:description="&lt;o.partner_id.commercial_partner_id.main_id_category_id.code&gt;">CUIT</text:text-input></text:span><text:span text:style-name="MT31">:</text:span><text:span text:style-name="MT24"> </text:span><text:span text:style-name="MT24"><text:placeholder text:placeholder-type="text">&lt;o.partner_id.commercial_partner_id.main_id_number&gt;</text:placeholder></text:span></text:p>
            </table:table-cell>
            <table:table-cell table:style-name="Table8.B1" office:value-type="string">
              <text:p text:style-name="MP24"><text:span text:style-name="MT32">Teléfono</text:span><text:span text:style-name="MT11">: </text:span><text:span text:style-name="MT33"><text:placeholder text:placeholder-type="text">&lt;o.partner_id.commercial_partner_id.phone&gt;</text:placeholder></text:span><text:span text:style-name="MT33"><text:s/>- </text:span><text:span text:style-name="MT34"><text:placeholder text:placeholder-type="text">&lt;o.partner_id.mobile&gt;</text:placeholder></text:span></text:p>
              <text:p text:style-name="MP25"/>
              <text:p text:style-name="MP21"><text:span text:style-name="MT32">Mail</text:span><text:span text:style-name="MT11">:</text:span><text:span text:style-name="MT35"> </text:span><text:span text:style-name="MT33"><text:placeholder text:placeholder-type="text">&lt;o.partner_id.commercial_partner_id.email&gt;</text:placeholder></text:span><text:span text:style-name="MT33"><text:s/>- </text:span><text:span text:style-name="MT33"><text:placeholder text:placeholder-type="text">&lt;o.partner_id.email&gt;</text:placeholder></text:span></text:p>
              <text:p text:style-name="MP26"/>
              <text:p text:style-name="MP27"><text:span text:style-name="MT36"><text:text-input text:description="&lt;if test=&quot;print_commercial&quot;&gt;">IF2</text:text-input></text:span><text:span text:style-name="MT37">Comercial</text:span><text:span text:style-name="MT38">:</text:span><text:span text:style-name="MT39"> </text:span><text:span text:style-name="MT40"><text:text-input text:description="&lt;o.user_id.name&gt;">Roberto Ramirez</text:text-input></text:span><text:span text:style-name="MT41"><text:text-input text:description="&lt;/if&gt;">&lt;/if&gt;</text:text-input></text:span></text:p>
              <text:p text:style-name="MP21"><text:span text:style-name="MT42"><text:placeholder text:placeholder-type="text">&lt;o.afip_incoterm_id and 'Incoterms:' or ''&gt;</text:placeholder></text:span><text:span text:style-name="MT42"><text:s/></text:span><text:span text:style-name="MT43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8"><text:span text:style-name="MT44">Cond. Venta</text:span><text:span text:style-name="MT45">:</text:span><text:span text:style-name="MT46"> </text:span><text:span text:style-name="MT47"><text:text-input text:description="&lt;o.payment_term_id.note&gt;">30/60/90 días fin de mes</text:text-input></text:span></text:p>
              <text:p text:style-name="MP29"><text:span text:style-name="MT48">Vencimientos</text:span><text:span text:style-name="MT49">: </text:span><text:span text:style-name="MT49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30"><text:span text:style-name="MT50"><text:text-input text:description="&lt;o.afip_concept in ['2', '3', '4'] and &quot;Fecha servicio:&quot;&gt;">Fecha Servicio:</text:text-input></text:span><text:span text:style-name="MT50"><text:s/>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1"><text:span text:style-name="MT52">Importes expresados en </text:span><text:span text:style-name="MT53"><text:text-input text:description="&lt;o.currency_id.name or o.company_id.currency_id.name&gt;">rate</text:text-input></text:span></text:p>
              <text:p text:style-name="MP32"><text:span text:style-name="MT54">Doc. Origen</text:span><text:span text:style-name="MT55">:</text:span><text:span text:style-name="MT56"> </text:span><text:span text:style-name="MT57"><text:text-input text:description="&lt;o.origin&gt;">R1231231 – R1231321</text:text-input></text:span></text:p>
              <text:p text:style-name="MP33"><text:span text:style-name="MT58">Referencia: </text:span><text:span text:style-name="MT59"><text:placeholder text:placeholder-type="text">&lt;o.name&gt;</text:placeholder></text:span></text:p>
              <text:p text:style-name="MP33"><text:span text:style-name="MT60"><text:text-input text:description="&lt;o._fields.get('picking_ids') and o.picking_ids.mapped('voucher_ids') and 'Remitos: ' or ''&gt;">Remitos: </text:text-input></text:span><text:span text:style-name="MT61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B"/>
          <table:table-column table:style-name="Table10.C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4">Descripción</text:p>
            </table:table-cell>
            <table:table-cell table:style-name="Table10.A1" office:value-type="string">
              <text:p text:style-name="MP35"><text:span text:style-name="MT62"><text:text-input text:description="&lt;if test=&quot;not 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A1" office:value-type="string">
              <text:p text:style-name="MP34">P. Lista</text:p>
            </table:table-cell>
            <table:table-cell table:style-name="Table10.A1" office:value-type="string">
              <text:p text:style-name="MP36">%<text:span text:style-name="MT63">Bon.</text:span></text:p>
            </table:table-cell>
            <table:table-cell table:style-name="Table10.A1" office:value-type="string">
              <text:p text:style-name="MP34">P. Neto</text:p>
            </table:table-cell>
            <table:table-cell table:style-name="Table10.A1" office:value-type="string">
              <text:p text:style-name="MP34">Cantidad</text:p>
            </table:table-cell>
            <table:table-cell table:style-name="Table10.A1" office:value-type="string">
              <text:p text:style-name="MP34">Total</text:p>
            </table:table-cell>
          </table:table-row>
        </table:table>
        <text:p text:style-name="MP1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 table:number-columns-repeated="2"/>
          <table:table-row table:style-name="TableLine2805807073600">
            <table:table-cell table:style-name="Tabla1.A1" table:number-rows-spanned="4" office:value-type="string">
              <text:p text:style-name="MP37"><draw:frame draw:style-name="Mfr2" draw:name="image: asimage(o.afip_qr_code_img,size_x=100,size_y=100)" text:anchor-type="paragraph" svg:width="3.78cm" draw:z-index="1"><draw:text-box fo:min-height="0.741cm"><text:p text:style-name="MP38"/></draw:text-box></draw:frame></text:p>
            </table:table-cell>
            <table:table-cell table:style-name="Tabla1.B4" table:number-rows-spanned="4" office:value-type="string">
              <text:p text:style-name="MP39"><text:span text:style-name="MT65">OBSERVACIONES</text:span>: <text:span text:style-name="MT66"><text:placeholder text:placeholder-type="text">&lt;o.comment&gt;</text:placeholder></text:span></text:p>
              <text:p text:style-name="MP40"><text:placeholder text:placeholder-type="text">&lt;if test="o.journal_id.afip_ws == 'wsbfe'"&gt;</text:placeholder></text:p>
              <text:p text:style-name="MP40">* EL ADQUIRENTE ASUME EL COMPROMISO, EN CARÁCTER DE DECLARACION JURADA, DE NO EXPORTAR EL BIEN DURANTE EL PLAZO DE TRES 3 AÑOS CONTADOS A PARTIR DE SU ADQUISICION</text:p>
              <text:p text:style-name="MP40"><text:placeholder text:placeholder-type="text">&lt;/if&gt;</text:placeholder></text:p>
              <text:p text:style-name="MP40"><text:placeholder text:placeholder-type="text">&lt;if test="o.document_type_id.code in ['201', '206', '211']"&gt;</text:placeholder></text:p>
              <text:p text:style-name="MP40">--</text:p>
              <text:p text:style-name="MP41"><text:placeholder text:placeholder-type="text">&lt;"CBU de PAGO: %s" % (o.partner_bank_id.cbu or "")&gt;</text:placeholder></text:p>
              <text:p text:style-name="MP40"><text:placeholder text:placeholder-type="text">&lt;/if&gt;</text:placeholder></text:p>
              <text:p text:style-name="MP40"><text:text-input text:description="&lt;if test=&quot;o.amount_total != 0 and o.currency_id != o.company_id.currency_id or o._fields.get('move_currency_id') and o.move_currency_id&quot;&gt;">if</text:text-input>* El total de este comprobante equivale a un total de: <text:span text:style-name="MT67"><text:text-input text:description="&lt;o.currency_id != o.company_id.currency_id and o.company_id.currency_id.name or o.move_currency_id.name&gt;">USD</text:text-input></text:span><text:span text:style-name="MT67"><text:s/></text:span><text:span text:style-name="MT67"><text:text-input text:description="&lt;formatLang(o.currency_id != o.company_id.currency_id and o.cc_amount_total or o.move_currency_id.round(o.amount_total / o.move_inverse_currency_rate))&gt;">123123,12</text:text-input></text:span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text:text-input text:description="&lt;/if&gt;">if</text:text-input></text:p>
            </table:table-cell>
            <table:table-cell table:style-name="Tabla1.C1" office:value-type="string">
              <text:p text:style-name="MP42"><text:span text:style-name="MT68">SUBTOTAL </text:span><text:text-input text:description="&lt;o.currency_id.symbol&gt;">USD</text:text-input></text:p>
            </table:table-cell>
            <table:table-cell table:style-name="Tabla1.D1" office:value-type="string">
              <text:p text:style-name="MP43"/>
            </table:table-cell>
            <table:table-cell table:style-name="Tabla1.E1" office:value-type="string">
              <text:p text:style-name="MP44"><text:text-input text:description="&lt;formatLang(o.report_amount_untaxed)&gt;">99.999,99</text:text-input></text:p>
            </table:table-cell>
          </table:table-row>
          <table:table-row table:style-name="TableLine2805807084752">
            <table:covered-table-cell/>
            <table:covered-table-cell/>
            <table:table-cell table:style-name="Tabla1.C2" office:value-type="string">
              <text:p text:style-name="MP45">IMPUESTOS</text:p>
            </table:table-cell>
            <table:table-cell table:style-name="Tabla1.D2" office:value-type="string">
              <text:p text:style-name="MP46">Base</text:p>
            </table:table-cell>
            <table:table-cell table:style-name="Tabla1.E2" office:value-type="string">
              <text:p text:style-name="MP46">Importe</text:p>
            </table:table-cell>
          </table:table-row>
          <table:table-row table:style-name="TableLine2805807072784">
            <table:covered-table-cell/>
            <table:covered-table-cell/>
            <table:table-cell table:style-name="Tabla1.C3" office:value-type="string">
              <text:p text:style-name="MP47"><text:text-input text:description="&lt;for each=&quot;line in o.report_tax_line_ids&quot;&gt;">For each line</text:text-input></text:p>
              <text:p text:style-name="MP48"><text:text-input text:description="&lt;line.tax_id.description&gt;">IVA 21%</text:text-input></text:p>
              <text:p text:style-name="MP49"><text:text-input text:description="&lt;/for&gt;">End For</text:text-input></text:p>
            </table:table-cell>
            <table:table-cell table:style-name="Tabla1.D3" office:value-type="string">
              <text:p text:style-name="MP50"><text:text-input text:description="&lt;for each=&quot;line in o.report_tax_line_ids&quot;&gt;">For each line</text:text-input></text:p>
              <text:p text:style-name="MP51"><text:text-input text:description="&lt;formatLang(line.base)&gt;">1000200,50</text:text-input></text:p>
              <text:p text:style-name="MP52"><text:text-input text:description="&lt;/for&gt;">End For</text:text-input></text:p>
            </table:table-cell>
            <table:table-cell table:style-name="Tabla1.E3" office:value-type="string">
              <text:p text:style-name="MP50"><text:text-input text:description="&lt;for each=&quot;line in o.report_tax_line_ids&quot;&gt;">For each line</text:text-input></text:p>
              <text:p text:style-name="MP51"><text:text-input text:description="&lt;formatLang(line.amount)&gt;">99.999,99</text:text-input></text:p>
              <text:p text:style-name="MP52"><text:text-input text:description="&lt;/for&gt;">End For</text:text-input></text:p>
            </table:table-cell>
          </table:table-row>
          <table:table-row table:style-name="TableLine2805807084480">
            <table:covered-table-cell/>
            <table:covered-table-cell/>
            <table:table-cell table:style-name="Tabla1.C2" office:value-type="string">
              <text:p text:style-name="MP53"><text:span text:style-name="MT68">TOTAL</text:span><text:span text:style-name="MT69"> </text:span><text:span text:style-name="MT70"><text:text-input text:description="&lt;o.currency_id.symbol&gt;">USD</text:text-input></text:span></text:p>
            </table:table-cell>
            <table:table-cell table:style-name="Tabla1.D4" office:value-type="string">
              <text:p text:style-name="MP54"/>
            </table:table-cell>
            <table:table-cell table:style-name="Tabla1.E4" office:value-type="string">
              <text:p text:style-name="MP54"><text:text-input text:description="&lt;formatLang(o.amount_total)&gt;">99.999,99</text:text-input></text:p>
            </table:table-cell>
          </table:table-row>
          <table:table-row table:style-name="Tabla1.5">
            <table:table-cell table:style-name="Tabla1.A5" table:number-columns-spanned="5" office:value-type="string">
              <text:p text:style-name="MP55"><text:span text:style-name="MT71">Son: </text:span><text:span text:style-name="MT71"><text:placeholder text:placeholder-type="text">&lt;o.currency_id.name or o.company_id.currency_id.name&gt;</text:placeholder></text:span><text:span text:style-name="MT71"><text:s/></text:span><text:span text:style-name="MT71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5">
            <table:table-cell table:style-name="Tabla1.A5" table:number-columns-spanned="5" office:value-type="string">
              <text:p text:style-name="MP56"><text:span text:style-name="MT72">C</text:span>AE: <text:placeholder text:placeholder-type="text">&lt;o.afip_cae&gt;</text:placeholder><text:s/>- <text:span text:style-name="MT73">Fecha </text:span>Vto. CAE: <text:placeholder text:placeholder-type="text">&lt;formatLang(o.afip_cae_due,date=True)&gt;</text:placeholder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2"/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06-18T09:03:44.94</meta:creation-date>
    <dc:date>2021-02-23T16:17:10.786000000</dc:date>
    <meta:editing-duration>P3DT14H53M8S</meta:editing-duration>
    <meta:editing-cycles>693</meta:editing-cycles>
    <meta:generator>LibreOffice/7.1.0.3$Windows_X86_64 LibreOffice_project/f6099ecf3d29644b5008cc8f48f42f4a40986e4c</meta:generator>
    <meta:document-statistic meta:table-count="6" meta:image-count="0" meta:object-count="0" meta:page-count="1" meta:paragraph-count="77" meta:word-count="438" meta:character-count="2704" meta:non-whitespace-character-count="2510"/>
  </office:meta>
</office:document-meta>
</file>